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bae7c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bae7c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1pt" officeooo:rsid="000bae7c" officeooo:paragraph-rsid="000bae7c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1pt" officeooo:rsid="000bae7c" officeooo:paragraph-rsid="00114f09" style:font-size-asian="11pt" style:font-size-complex="11pt"/>
    </style:style>
    <style:style style:name="P23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4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5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6" style:family="paragraph" style:parent-style-name="Table_20_Contents" style:list-style-name="L2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7" style:family="paragraph" style:parent-style-name="Table_20_Contents" style:list-style-name="L3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officeooo:rsid="0008ebd3"/>
    </style:style>
    <style:style style:name="T3" style:family="text">
      <style:text-properties officeooo:rsid="0009958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0074" style:font-weight-asian="bold" style:font-weight-complex="bold"/>
    </style:style>
    <style:style style:name="T6" style:family="text">
      <style:text-properties officeooo:rsid="000bae7c"/>
    </style:style>
    <style:style style:name="T7" style:family="text">
      <style:text-properties officeooo:rsid="00138b9e"/>
    </style:style>
    <style:style style:name="T8" style:family="text">
      <style:text-properties officeooo:rsid="001560a9"/>
    </style:style>
    <style:style style:name="T9" style:family="text">
      <style:text-properties officeooo:rsid="00172953"/>
    </style:style>
    <style:style style:name="T10" style:family="text">
      <style:text-properties officeooo:rsid="0017a243"/>
    </style:style>
    <style:style style:name="T11" style:family="text">
      <style:text-properties officeooo:rsid="0017e3e4"/>
    </style:style>
    <style:style style:name="T12" style:family="text">
      <style:text-properties officeooo:rsid="00188f5e"/>
    </style:style>
    <style:style style:name="T13" style:family="text">
      <style:text-properties officeooo:rsid="001a49f1"/>
    </style:style>
    <style:style style:name="T14" style:family="text">
      <style:text-properties officeooo:rsid="001be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Robins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9 Rusthall Avenue,</text:p>
            <text:p text:style-name="P3">London, <text:span text:style-name="T6">United Kingdom, </text:span></text:p>
            <text:p text:style-name="P4">W4 1BW</text:p>
            <text:p text:style-name="P5"/>
            <text:p text:style-name="P3">+44 7804 760 25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21"><text:span text:style-name="T4">Twitter:</text:span> nrobinson2000</text:p>
            <text:p text:style-name="P21"><text:span text:style-name="T4">GitHub</text:span>: nrobinson2000</text:p>
            <text:p text:style-name="P22"><text:span text:style-name="T4">Linked</text:span><text:span text:style-name="T5">i</text:span><text:span text:style-name="T4">n:</text:span> nrobinson2000</text:p>
            <text:p text:style-name="P21"><text:span text:style-name="T4">Particle Forums: </text:span>nrobinson2000</text:p>
            <text:p text:style-name="P21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5"><text:span text:style-name="T2">January </text:span>2015 - Present</text:p>
          </table:table-cell>
          <table:table-cell table:style-name="Table1.A1" office:value-type="string">
            <text:p text:style-name="P9">ACS Hillingdon International School, London</text:p>
            <text:p text:style-name="P16"/>
            <text:list xml:id="list7780876927945510723" text:style-name="L1">
              <text:list-item>
                <text:p text:style-name="P23">Tech Club Leader, Genius Bar <text:span text:style-name="T10">facilitator</text:span>, played Junior Varsity Basketball, Volleyball and Tennis.</text:p>
                <text:p text:style-name="P24"/>
              </text:list-item>
              <text:list-item>
                <text:p text:style-name="P24">I am the leader of my school's Technology club. Each year we make a couple of interesting projects. This year we made <text:span text:style-name="T10">a 3D printer, </text:span>battle robots and an internet enabled birdhouse that uses Particle Photons and Electrons to give <text:span text:style-name="T14">it </text:span>web functionality.</text:p>
                <text:p text:style-name="P24"/>
              </text:list-item>
              <text:list-item>
                <text:p text:style-name="P24">At the Genius Bar, I assist other students, <text:span text:style-name="T9">teachers, parents and staff</text:span> with common issues, including using our school's network, Google Drive and printing. <text:s/><text:span text:style-name="T14">Running the Genius bar gives me something productive to do during lunch time.</text:span></text:p>
                <text:p text:style-name="P25"/>
              </text:list-item>
              <text:list-item>
                <text:p text:style-name="P25">For my <text:span text:style-name="T14">G</text:span>rade 10 personal project I created an IoT demonstration that uses a Photon <text:span text:style-name="T8">to control servos and lights and monitor sensors. <text:s/>I also created a web app in Javascript to control it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7">Summer 2015</text:p>
          </table:table-cell>
          <table:table-cell table:style-name="Table1.A1" office:value-type="string">
            <text:p text:style-name="P10">Cambridge Prep Experience</text:p>
            <text:p text:style-name="P18"/>
            <text:list xml:id="list4756663036073688412" text:style-name="L2">
              <text:list-item>
                <text:p text:style-name="P26">Majored in Science and the Future and minored in Speech and Debate during the summer of 2015 while residing at Peterhouse College at Cambridge University.</text:p>
                <text:p text:style-name="P26"/>
              </text:list-item>
              <text:list-item>
                <text:p text:style-name="P26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17">Summer 2014</text:p>
          </table:table-cell>
          <table:table-cell table:style-name="Table1.A1" office:value-type="string">
            <text:p text:style-name="P10">Oxford Prep Experience</text:p>
            <text:p text:style-name="P18"/>
            <text:list xml:id="list6931937336391790795" text:style-name="L3">
              <text:list-item>
                <text:p text:style-name="P27">Majored in Computer Science and minored in Creative Writing in the summer of 2014 while residing at Oriel College at Oxford University.</text:p>
                <text:p text:style-name="P27"/>
              </text:list-item>
              <text:list-item>
                <text:p text:style-name="P27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20">Skills and Interests</text:p>
          </table:table-cell>
          <table:table-cell table:style-name="Table1.A1" office:value-type="string">
            <text:p text:style-name="P18"><text:span text:style-name="T4">Particle Tools:</text:span> </text:p>
            <text:p text:style-name="P18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1">Bash: </text:p>
            <text:p text:style-name="P19">I am skilled with the Unix command line and enjoy creating scripts to make development quicker and easier. <text:s/>I maintain a script on GitHub that installs the Particle Offline Toolchain on Mac OSX and Ubuntu and allows users to develop <text:span text:style-name="T3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<text:span text:style-name="T12">C++, </text:span>JavaScript, <text:span text:style-name="T13">Bash</text:span>, <text:span text:style-name="T13">Python</text:span>, Git<text:span text:style-name="T11">H</text:span>ub, IoT, Lin<text:span text:style-name="T7">ux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0.2.2$MacOSX_X86_64 LibreOffice_project/37b43f919e4de5eeaca9b9755ed688758a8251fe</meta:generator>
    <dc:date>2016-04-29T23:12:51.399234000</dc:date>
    <meta:editing-duration>PT3H5M44S</meta:editing-duration>
    <meta:editing-cycles>24</meta:editing-cycles>
    <meta:print-date>2016-04-11T20:50:55.602229221</meta:print-date>
    <meta:printed-by>Nathan Robinson</meta:printed-by>
    <meta:document-statistic meta:table-count="2" meta:image-count="0" meta:object-count="0" meta:page-count="2" meta:paragraph-count="36" meta:word-count="366" meta:character-count="2200" meta:non-whitespace-character-count="1871"/>
  </office:meta>
</office:document-meta>
</file>